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622c6" officeooo:paragraph-rsid="001622c6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63204" officeooo:paragraph-rsid="00163204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6d053" officeooo:paragraph-rsid="0016d053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82e7e" officeooo:paragraph-rsid="00182e7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86b11" officeooo:paragraph-rsid="00186b11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96897" officeooo:paragraph-rsid="00196897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96f9c" officeooo:paragraph-rsid="00196f9c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a1dd3" officeooo:paragraph-rsid="001a1dd3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a4d08" officeooo:paragraph-rsid="001a4d08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bc51b" officeooo:paragraph-rsid="001bc51b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d89f6" officeooo:paragraph-rsid="001d89f6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ee317" officeooo:paragraph-rsid="001d89f6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f9758" officeooo:paragraph-rsid="001f9758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1edbe" officeooo:paragraph-rsid="0021edbe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2c0a5" officeooo:paragraph-rsid="0022c0a5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3a958" officeooo:paragraph-rsid="0023a958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officeooo:rsid="00163204" officeooo:paragraph-rsid="00163204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officeooo:rsid="0016d053" officeooo:paragraph-rsid="0016d053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officeooo:rsid="00186b11" officeooo:paragraph-rsid="00186b11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officeooo:rsid="00196f9c" officeooo:paragraph-rsid="00196f9c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officeooo:rsid="001a1dd3" officeooo:paragraph-rsid="001a1dd3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officeooo:rsid="001a4d08" officeooo:paragraph-rsid="001a4d08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officeooo:rsid="001bc51b" officeooo:paragraph-rsid="001bc51b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officeooo:rsid="001d89f6" officeooo:paragraph-rsid="001d89f6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officeooo:rsid="001f9758" officeooo:paragraph-rsid="001f9758"/>
    </style:style>
    <style:style style:name="P28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24f118" officeooo:paragraph-rsid="0024f118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officeooo:rsid="0014de26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158de3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officeooo:rsid="001622c6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182e7e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officeooo:rsid="00196897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officeooo:rsid="001a1dd3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officeooo:rsid="001a4d08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officeooo:rsid="001bc51b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officeooo:rsid="001d89f6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normal" officeooo:rsid="001ee317"/>
    </style:style>
    <style:style style:name="T12" style:family="text">
      <style:text-properties officeooo:rsid="001622c6"/>
    </style:style>
    <style:style style:name="T13" style:family="text">
      <style:text-properties officeooo:rsid="001d89f6"/>
    </style:style>
    <style:style style:name="T14" style:family="text">
      <style:text-properties officeooo:rsid="0022c0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O assassino trocado.</text:p>
      <text:p text:style-name="P28"/>
      <text:p text:style-name="P1">Um jovem detetive, chamado Steve recém formado na faculdade se mudou pra Dourados, sua esposa Rosa Maria, <text:span text:style-name="T12">já havia se mudado a um ano e meio para a cidade,</text:span> contratado pela força especial da policía militar, indicado pelo seu irmão Jack, para resolver alguns casos estranhos e sem solução.</text:p>
      <text:p text:style-name="P18"><text:span text:style-name="T1">Logo após sua </text:span><text:span text:style-name="T2">chegada mais um estranho caso apareceu. Um jovem foi encontrado morto atrás do shopping da cidade, logo que ficou sabendo foi logo ver o que aconteceu. Os legistas </text:span><text:span text:style-name="T3">descobriram que ele trabalhava no cinema do shopping e sempre saía de madrugada. As marcas no corpo levaram a crer que ele havia se suicidado, porém Steve não botou fé no que disseram e examinou o corpo e a cena do possível suicídio e concluiu que seu “suícidio” foi armado por alguém. Após essa descoberta começou a investigar os outros casos e descobriu que os casos possuíam caracteristicas em comum, coisas sutís que fariam toda a diferença na investigação. A partir disso começou a buscar pessoas em comum na família e amigos das vítimas. Nos primeiros dias não descobriu nada, porém quando estava quase desistindo ele descobriu uma pessoa em comum em todas as vítimas: Um rapaz que estudou junto com alguns deles ou frequentou os mesmos lugares que as vítimas, após longos dias de investigação tirou um tempo para esfriar a cabeça e ficar com sua mulher. </text:span><text:span text:style-name="T4">Em sua casa os dois param um pouco e conversam sobre:</text:span></text:p>
      <text:p text:style-name="P18"><text:span text:style-name="T3">-Esses casos de Dourados estão muito estranhos, alguns são dados com suícidio, outros como assassinato, mas com </text:span><text:span text:style-name="T4">uma</text:span><text:span text:style-name="T3"> investigação </text:span><text:span text:style-name="T4">mais profunda</text:span><text:span text:style-name="T3">, descobri pontos em comum e uma pessoa em comum nesses casos, </text:span><text:span text:style-name="T4">parece que ela tem algo a ver com isso, mas preciso ter certeza e para isso preciso descansar, estou exausto! Disse Steve.</text:span></text:p>
      <text:p text:style-name="P2">-Você está trabalhando demais, já passou da hora de dar um tempo nessa invetigação, você está ob<text:span text:style-name="T13">c</text:span>ecado por isso! Refuta Rosa Maria.</text:p>
      <text:p text:style-name="P2">-Eu sei, só que as pistas começaram a se encaixar tão rápido e tudo começou a levar para esse rapaz , e sim, fiquei muito distante de você por esses dias, desculpa! Steve desabafa.</text:p>
      <text:p text:style-name="P2">-Não precisa se desculpar, apenas não quero que você fique doente por causa disso. Rosa Maria o consola e eles dormem.</text:p>
      <text:p text:style-name="P2">No outro dia, os dois resolvem ir em uma praça para esquecer dos problemas, porém quando chegam lá Steve avista de longe o suspeito dos crimes, ele não diz nada a sua esposa, mas isso o deixa muito nervoso e ele não consegue esconder.</text:p>
      <text:p text:style-name="P2">-O que foi agora Steve? Pergunta Rosa.</text:p>
      <text:p text:style-name="P2">-Não é nada! Steve responde de forma agressiva.</text:p>
      <text:p text:style-name="P2">- Olha como você fala comigo, me diga logo o que está te deixando nervoso! Rosa pergunta.</text:p>
      <text:p text:style-name="P2">- <text:s/>Desculpa, mas é que desde a hora que chegamos aqui eu avistei o suspeito e estou observando ele. Steve respode.</text:p>
      <text:p text:style-name="P2">- Quem é ? Rosa questiona.</text:p>
      <text:p text:style-name="P2">- É aquele lá, ao longe, perto da saída, preciso ir falar com ele! <text:s/>Steve vai ao encontro do rapaz e deixa Rosa Maria para trás.</text:p>
      <text:p text:style-name="P2">Quando o rapaz observa Steve se aproximar e sai correndo com medo, Steve vai atrás dele, mas logo o perde de vista e volta para falar com sua esposa:</text:p>
      <text:p text:style-name="P2">- Estive tão perto, por que ele tinha que correr?</text:p>
      <text:p text:style-name="P2">Rosa responde:</text:p>
      <text:p text:style-name="P3">-Também com essa sua cara de bunda queria ver ele não sair correndo!</text:p>
      <text:p text:style-name="P3">-Para de graça! Vamos embora! RUM. Steve fica bravo.</text:p>
      <text:p text:style-name="P19"><text:span text:style-name="T1">-Ah! Não aguenta um zoera, casei errado HAHAHAHA! Maria provoca e Steve fica bravo e eles vão embora. Agora com os pensamentos organizados, ele retorna a investigação e parte para descobrir mais sobre aquele rapaz Ele descobre seu nome, que é Francisco, </text:span><text:soft-page-break/><text:span text:style-name="T1">tem 21 anos e mora em uma antiga casa na cidade e parte para ir atrás dele. Chegando em sua casa ele bate palmas, porém nínguem responde e então ele resolve vigiar a casa naquele dia, eram 08:00 da manhã. Após muito tempo esperando, Francisco aparece as 20:00 da noite em casa e Steve vai logo atrás de Francisco:</text:span></text:p>
      <text:p text:style-name="P3">-FRANCISCO, PRECISO FALAR COM VOCÊ, aqui é da polícia. Diz Steve.</text:p>
      <text:p text:style-name="P3">-NÃO FIZ NADA, VÁ EMBORA! Afirma Francisco.</text:p>
      <text:p text:style-name="P3">-OU ENTRO NA PAZ OU NA FORÇA! Steve ameaça.</text:p>
      <text:p text:style-name="P3">-Okay, pode entrar! Francisco com medo o deixa entrar em sua casa.</text:p>
      <text:p text:style-name="P3">- Não quero te assustar nem nada do tipo, apenas quero fazer algumas perguntas, okay? Pergunta Steve. Francisco entra em acordo.</text:p>
      <text:p text:style-name="P3">-Você conhecia o rapaz que morreu atás do shopping? Steve.</text:p>
      <text:p text:style-name="P3">-Sim, fiz o ensino médio com ele! Francisco.</text:p>
      <text:p text:style-name="P4">-Você tinha algo contra ele? Steve.</text:p>
      <text:p text:style-name="P4">-Não, ele era meu amigo! Francisco.</text:p>
      <text:p text:style-name="P4">-Você conhecia mais alguém daqueles que morreram de forma estranha? Steve.</text:p>
      <text:p text:style-name="P4">-Sim, eu conhecia todos! Francisco.</text:p>
      <text:p text:style-name="P4">-Tinha algo contra algum deles? Steve.</text:p>
      <text:p text:style-name="P4">-Não, porém não me dava <text:s/>bem com alguns, mas nunca briguei com ninguém. Francisco.</text:p>
      <text:p text:style-name="P4">-Okay, você sabe de alguma coisa relacionada a aquelas mortes? Steve.</text:p>
      <text:p text:style-name="P4">-Sim, eu sei, mas não posso falar, ela vai vir atrás de mim, já falei demais, vá embora da minha casa!!! Francisco.</text:p>
      <text:p text:style-name="P4">-ELA? Como assim? Steve.</text:p>
      <text:p text:style-name="P4">-Não posso falar, vai embora! Francisco. </text:p>
      <text:p text:style-name="P20"><text:span text:style-name="T1">Francisco coloca Steve para fora e ele fica sem respostas confuso com o caso. Então resolve ir para casa. </text:span><text:span text:style-name="T5">Chegando lá vê que sua mulher está acorda, mas quando vai falar com ela percebe que ela é sonâmbula e fica assustado. Então ele fica observando ela para proteger ela e deixa que ela acorde sozinha, ele acaba dormindo e ela o <text:s/>acorda no dia seguinte:</text:span></text:p>
      <text:p text:style-name="P5">-Bom dia, que horas você chegou ontem? Acabei dormindo cedo. Rosa.</text:p>
      <text:p text:style-name="P5">-Bom dia, cheguei era 00:00, estava muito cansado e dormi aqui na cozinha. Steve.</text:p>
      <text:p text:style-name="P5">Steve esconde de sua esposa que ele sabe de seu sonâbulismo.</text:p>
      <text:p text:style-name="P5">-Okay então, quer algo para comer? Rosa.</text:p>
      <text:p text:style-name="P5">-Quero sim, vou ir tomar banho. Steve.</text:p>
      <text:p text:style-name="P6">Steve toma um banho e fica pensando no caso e como o depoimento de Francisco o desconcertou e ficou intrigado com o que Francisco disse: Ela vira atrás de mim! Steve está muito confuso. Então ele resolve ligar para <text:s/>seu irmão Jack que também é detetive.</text:p>
      <text:p text:style-name="P6">-Alô Jack. Steve</text:p>
      <text:p text:style-name="P6">-Fala Steve, como tem passado? Jack</text:p>
      <text:p text:style-name="P21"><text:span text:style-name="T1">-Estou enrolado com um caso, você pode me ajudar? </text:span><text:span text:style-name="T6">Steve.</text:span></text:p>
      <text:p text:style-name="P7">-Posso, mas só por telefone, estou enrolado aqui também. Jack.</text:p>
      <text:p text:style-name="P8">-É que aqui na cidade alguns casos muito estranhos estão sem solução, e na minha investigação descobri uma pessoa em comum com todas as vítimas, um tal de Francisco. E quando fui falar com ele, ele disse que “ELA” iria atrás dele e agora estou confuso, não sei o que faço agora, me ajuda. Steve.</text:p>
      <text:p text:style-name="P8">-Então é mais complicado do que imaginei, vou dar um jeito de ir para Dourados te ajudar. Jack</text:p>
      <text:p text:style-name="P8">-Okay, consigo uma casa pra você aqui, até mais Jack. Steve.</text:p>
      <text:p text:style-name="P8">-Até mais Steve. Jack.</text:p>
      <text:p text:style-name="P8">-Steve está indo longe demais no caso, não era pra estar tão perto assim, preciso fazer algo. Jack.</text:p>
      <text:p text:style-name="P8">Jack arruma suas coisas e viaja para Dourados ajudar Steve.</text:p>
      <text:p text:style-name="P8">Enquanto isso Steve continua investigando o caso e decide falar de novo com Francisco.</text:p>
      <text:p text:style-name="P8"><text:soft-page-break/>Steve vai até a casa do Francisco e tenta falar com ele.</text:p>
      <text:p text:style-name="P22"><text:span text:style-name="T1">-Francisco, </text:span><text:span text:style-name="T7">preciso de sua ajuda com o caso, quanto mais eu demorar, mais pessoas vão morrer, sua ajuda é crucial. Steve.</text:span></text:p>
      <text:p text:style-name="P9">-Eu sei disso, mas é muito perigoso, ela pode matar você, seu irmão e você!. Francisco.</text:p>
      <text:p text:style-name="P9">-Como você sabe do meu irmão? Steve.</text:p>
      <text:p text:style-name="P9">-Eu estou te vigiando, você acha que é um bom detetive? Você tem muito o que aprender! Francisco.</text:p>
      <text:p text:style-name="P23"><text:span text:style-name="T1">-Okay, apenas de </text:span><text:span text:style-name="T9">me</text:span><text:span text:style-name="T1"> uma dica de quem é, me de alguma ajuda! </text:span><text:span text:style-name="T8">Steve.</text:span></text:p>
      <text:p text:style-name="P10">-Então tá, vou te ajudar porque você vai ficar parado nessa investigação. Não sou eu que estou matando as pessoas, estou apenas limpando a barra dela, porque ela não tem consiência do que faz e mais uma coisa, ela é quem você menos espera. Francisco.</text:p>
      <text:p text:style-name="P10">-Obrigado, isso já me ajudará em alguma coisa e talvez eu não te acuse por estar ajudando esse assassino se sua descrição sobre ele estiver certa. Steve.</text:p>
      <text:p text:style-name="P10">-Quando você descobrir quem é já estarei longe. Francisco.</text:p>
      <text:p text:style-name="P10">-Veremos então. Steve.</text:p>
      <text:p text:style-name="P24"><text:span text:style-name="T1">Steve vai para casa encontrar seu irmão Jack e falar sobre o caso, chegando lá, Rosa Maria já </text:span><text:span text:style-name="T9">havia o recebido seu irmão e o acomodado.</text:span></text:p>
      <text:p text:style-name="P11">-Eae Jack, como foi de viagem? Steve.</text:p>
      <text:p text:style-name="P11">-Fui bem, estava sem trânsito, mas mudando o assunto, você conseguiu me arrumar aquela casa? Jack.</text:p>
      <text:p text:style-name="P11">-Pior que não tive tempo, mas pode ficar aqui em casa não tem problema. Steve.</text:p>
      <text:p text:style-name="P11">-Eu estava contando com aquela casa mas deixa quieto isso, preciso falar com você sobre o caso, descobri algumas coisas falando com meus contatos daqui. Francisco.</text:p>
      <text:p text:style-name="P11">-Sério? Vamos para a praça falar sobre isso, lá é mais seguro, suspeito que tem alguém me observando e com você lá é mais seguro. Steve.</text:p>
      <text:p text:style-name="P11">-Okay vamos para lá. Jack.</text:p>
      <text:p text:style-name="P11">Eles vão para a praça e percebem que tem alguém observando, mas continuam a conversa.</text:p>
      <text:p text:style-name="P25"><text:span text:style-name="T1">-Então Jack, o que você d</text:span><text:span text:style-name="T10">escobriu mesmo? Steve.</text:span></text:p>
      <text:p text:style-name="P12">-Meus contatos me disseram que ele é orfão, trabalha em mercado aqui da cidade e que sempre teve um comportamento estranho, o histórico escolar dele não é dos melhores, ele era obcecado por coisas relacionadas a morte, por histórias macabras e coisas do tipo. Francisco.</text:p>
      <text:p text:style-name="P12">-Caramba cara, se ele quisesse matar todos essas pessoas, ele poderia, não tem nada nem ninguém na vida, não tem nada a perder, mas ainda sim acho que não é ele, ele me disse com convicção de que era alguém que eu menos espero que seja, então estou pensando em todas as pessoas possíveis. Steve.</text:p>
      <text:p text:style-name="P26"><text:span text:style-name="T1">-Steve, se te conheço bem, nesse momento você está achando que fui, mas não foi, eu que te indiquei para o caso, para a polícia, você acha mesmo que fui eu? E outra, eu já sabia quem era o assassino antes mesmo de te indicar para trabalhar aqui, te indiquei para esse caso pra você treinar suas habilidade</text:span><text:span text:style-name="T11">s. Mas você está certo, precisa suspeitar de todos</text:span><text:span text:style-name="T1">. Jack.</text:span></text:p>
      <text:p text:style-name="P26"><text:span text:style-name="T1">-</text:span><text:span text:style-name="T11">Me desculpe, estava tentando achar alguém e no momento você era o que mais se encaixava. Steve.</text:span></text:p>
      <text:p text:style-name="P13"><text:s/>Enquanto ele conversavam, uma mulher mata um homem que estava passando na praça e foge. Steve e Jack saem correndo atrás dela e os dois não conseguem pegar ela, porém Steve chega a uma conclusão: A assassina é sua esposa. Ele teve a certeza que era ela, o cabelo, o rosto, o corpo. Ele tenta não acreditar.</text:p>
      <text:p text:style-name="P27"><text:span text:style-name="T11">-</text:span><text:span text:style-name="T1">Jack, é ela não? Você sabia desde quando?</text:span></text:p>
      <text:p text:style-name="P14">-Desde o ano passado, depois dos dois primeiros assassinatos alguns contatos me disseram que era ela. Jack</text:p>
      <text:p text:style-name="P14"><text:soft-page-break/>-Por que você não me disse logo? Poderia ter resolvido isso antes, menos pessoas teriam morrido. Steve.</text:p>
      <text:p text:style-name="P14">-Porque iria atrapalhar sua faculdade e também porque você precisava enfrentar essa situação sozinho e enfrentar o medo. Jack.</text:p>
      <text:p text:style-name="P14">-MAS… eu entendo, agora sei porque ela está fazendo isso. Eu descobri a algum tempo atrás que ela é sonâmbula e muito provável que ela tem saído de madrugada e esteja fazendo isso, como tenho sono pesado nem percebo isso. Steve.</text:p>
      <text:p text:style-name="P14">-Agora temos que vigiar ela e tentar armar uma emboscada pra pegar ela e infelizmente prender ela. Jack.</text:p>
      <text:p text:style-name="P14">-Prender ela? Não tem outro jeito? Steve.</text:p>
      <text:p text:style-name="P14">-Infelizmente não, ela matou todos eles, é o único jeito, vamos falar com o Francisco pra tentar ajuda dele. Jack.</text:p>
      <text:p text:style-name="P14">-Okay, tenho que ser forte, mas vamos prender ela. Steve.</text:p>
      <text:p text:style-name="P15">Jack e Steve vão para a casa de Francisco e tentam convence-lo de ajudar eles a capturar a esposa de Steve na hora que ela fosse matar alguém, pois Francisco sempre limpava a cena do cirme para não deixar rastros.</text:p>
      <text:p text:style-name="P15">-Francisco, precisamos de sua ajuda, descobrimos quem é e precisamos capturar ela na hora em que ela assassinar alguém, pois apenas com um flagrante posso prende-la. Steve.</text:p>
      <text:p text:style-name="P15">-Olha só, parece que o pequeno Steve precisou de ajuda para descobrir não é Jack. Francisco.</text:p>
      <text:p text:style-name="P15">-Na verdade não, ele descobriu por conta própria, mas isso não vem ao caso, precisamos de sua ajuda para capturar ela. Jack.</text:p>
      <text:p text:style-name="P15">-Okay, irei ajudar, mas com a condição de que eu não seja preso por estar ajudando ela. Francisco.</text:p>
      <text:p text:style-name="P15">-Então está bom, melhor você nos ajudar mesmo, se não a coisa vai ficar feia para o seu lado. Steve.</text:p>
      <text:p text:style-name="P15">-Irei ajudar, pode confiar. Francisco.</text:p>
      <text:p text:style-name="P15">Francisco, Jack e Steve bolam um plano para captura-la. Francisco percebeu que ela sempre voltava no lugar que havia ido durante o dia, então eles marcaram o local da emboscada na praça da cidade. Steve volta para casa e conversa com Rosa Maria sobre seu sonâmbulismo.</text:p>
      <text:p text:style-name="P15">-Rosa, você tem dormido direito? Steve.</text:p>
      <text:p text:style-name="P15">-Sum, sempre tenho dormido bastante, diferente de você que não tem dormido nada e nem ficado em casa nessas ultimas semanas. Rosa Maria.</text:p>
      <text:p text:style-name="P15">-Sim eu sei, mas isso não vem ao caso. <text:span text:style-name="T14">Quero saber se alguma vez já houve algum caso de sonâmbulismo em sua família ? Steve.</text:span></text:p>
      <text:p text:style-name="P16">-Não que eu saiba, mas por que a pergunta? Rosa.</text:p>
      <text:p text:style-name="P16">-Nada apenas curiosidade. Steve.</text:p>
      <text:p text:style-name="P16">-Estranho. Rosa.</text:p>
      <text:p text:style-name="P16">Steve fica confuso com o que Rosa diz a ele, mas ele está convencido de que é ela. O dia de tentar prende-la chega e Steve leva Rosa Maria para a praça da cidade.</text:p>
      <text:p text:style-name="P16">-Olha só como o dia está lindo Maria, há tempos que não vejo o céu tão bonito. Steve.</text:p>
      <text:p text:style-name="P16">-É mesmo, está muito lindo. Você não está querendo ir atrás de ninguém aqui na praça hoje né? Já basta aquele dia. Rosa Maria.</text:p>
      <text:p text:style-name="P16">-Não, hoje eu estou sossegado, apenas quero relaxar. Steve.</text:p>
      <text:p text:style-name="P16">-Bom mesmo. Rosa Maria.</text:p>
      <text:p text:style-name="P16">Os dois ficam um pouco mais na praça e voltam para casa, quando chega a noite, Steve confere o plano com seu irmão e Francisco.</text:p>
      <text:p text:style-name="P16">-Okay, eu saio de casa agora e digo que vou demorar e vou direto para a praça e encontro vocês lá, enquanto isso, vocês já terâo preparado as armadilhas para captura-la, certo? Steve.</text:p>
      <text:p text:style-name="P16"><text:soft-page-break/>-Exato, e o Francisco ficara responsável por fazer o primeiro contato com ela para podermos ter certeza que é ela. Jack.</text:p>
      <text:p text:style-name="P16">-Tudo certo então? Podemos nos preparar ? Francisco.</text:p>
      <text:p text:style-name="P16">-Sim tudo certo, podem ir se preparando. Steve.</text:p>
      <text:p text:style-name="P16">Steve fala com sua esposa.</text:p>
      <text:p text:style-name="P16">-Amor, vou sair para resolver alguns problemas na delegacia, vou demorar hoje. Steve.</text:p>
      <text:p text:style-name="P16">-Denovo Steve? Você sempre vai para lá. Já estou cansada disso. Rosa.</text:p>
      <text:p text:style-name="P16">-Prometo que essa vai ser a ultima vez, pode ficar tranquila. Steve.</text:p>
      <text:p text:style-name="P16">-Se você está dizendo então vou acreditar, se cuida. Rosa.</text:p>
      <text:p text:style-name="P16">Steve vai para a praça e encontra os rapazes. Eles ficam na espreita esperando Rosa Maria chegar e fazer algum <text:s/>ataque. </text:p>
      <text:p text:style-name="P17">-Ela está demorando, estou ficando impaciente. Jack.</text:p>
      <text:p text:style-name="P17">-Calma, ela já vai chegar. Francisco.</text:p>
      <text:p text:style-name="P17">-Assim espero. Steve.</text:p>
      <text:p text:style-name="P17">Então Rosa Maria chega, ela fica procurando alguém para atacar, porém não consegue achar e fica rondando o lugar na espera de alguém. Jack sem paciência, sai do esconderijo e vai direto nela para prende-la, só que acaba ficando preso em uma das armadilhas junto com ela e Steve Pode salvar apenas um dos dois. Steve pensa rápido em uma possível solução para o problema, mas não consegue encontrar e acaba salvando seu irmão e acaba matando Rosa Maria, porque ela iria matar seu irmão se ficasse presa por mais um minuto na armadilha. Quando Steve, Jack e <text:s/>Francisco vão ver o corpo eles ficam assustados, pois não é Rosa Maria, era alguém se passando por ela.</text:p>
      <text:p text:style-name="P17">-Não era minha esposa, ela está viva, mas estou confuso, não sei quem é essa. Steve.</text:p>
      <text:p text:style-name="P17">-Eu também estou, estava tão certo de que era ela, mas agora não sei o que aconteceu. Jack.</text:p>
      <text:p text:style-name="P17">-Nossa, eu sempre a ajudei achando que fosse a sua esposa Steve, fazia isso pelo tempo que andei junto de Jack, mas agora estou sem ideia de quem seja.</text:p>
      <text:p text:style-name="P17">Eles ficam parados em volta do corpo pensando e o Jogo acaba com esse mistério, que será revelado na parte do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3:33:54.539000000</meta:creation-date>
    <dc:date>2018-06-29T13:54:57.865000000</dc:date>
    <meta:editing-duration>PT32M55S</meta:editing-duration>
    <meta:editing-cycles>5</meta:editing-cycles>
    <meta:generator>LibreOffice/5.3.0.3$Windows_x86 LibreOffice_project/7074905676c47b82bbcfbea1aeefc84afe1c50e1</meta:generator>
    <meta:document-statistic meta:table-count="0" meta:image-count="0" meta:object-count="0" meta:page-count="5" meta:paragraph-count="126" meta:word-count="2607" meta:character-count="14622" meta:non-whitespace-character-count="12131"/>
  </office:meta>
</office:document-meta>
</file>